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0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EDGAR GONZALE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ONZALES TRUJILLO, EDGA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EYES RONDON, JESUS ENRIQU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ONZALES TRUJILLO, EDGAR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2</text:p>
          </table:table-cell>
        </table:table-row>
        <table:table-row>
          <table:table-cell table:style-name="Tabla1.A2" office:value-type="float" office:value="0">
            <text:p text:style-name="P7">FR. ROJO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11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>GALLINAS ROJAS</text:p>
          </table:table-cell>
          <table:table-cell table:style-name="Tabla1.B11" office:value-type="string">
            <text:p text:style-name="P9">Cant.Cajas: <text:span text:style-name="T11">5</text:span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4736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13:43:3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